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8_1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189?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6</text:p>
      <text:p text:style-name="P5">Number of Sheets<text:tab/><text:tab/><text:tab/><text:tab/>2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Abraham Pereira Mendes; David Aaron De Sola</text:p>
      <text:p text:style-name="P5">Additional Places mentioned: London; Bevis Marks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2">(Symbols: ?=uncertain; []=supplied information; /=end of line)</text:p>
      <text:p text:style-name="P2"/>
      <text:p text:style-name="P2">[Letterhead]</text:p>
      <text:p text:style-name="P2">S. MORAIS,/</text:p>
      <text:p text:style-name="P2">546 N. FIFTH STREET./</text:p>
      <text:p text:style-name="P3">PHILADELPHIA, <text:s/>189/</text:p>
      <text:p text:style-name="P3"/>
      <text:p text:style-name="P2">[Page 1]</text:p>
      <text:p text:style-name="P2">Not to deliver a rightly conceived and well de-/-served lengthy eulogy--for which I am too ill pre-/-pared--have I responded to the call of a respected/ family in Israel. <text:s/>I have left Philadelphia-/-notwithstanding the pressure of many duties--upon/ this day, the eve of a religious festival, in order/ personally to show regard for the character of the/ honored dead and sympathy to his mourners./ <text:s/>[Hebrew] is the legal de-/-cision of our olden teachers. <text:s/>And that rule,/ very considerately laid down for our government,/ is an instance and under circumstances like the/ present, received repeated illustrations, which the Tal-/-mudical treatise, referring to obsequies, has chronicled./ <text:s/>We may then with a <text:span text:style-name="T1">qualm</text:span><text:span text:style-name="T2"> of conscience set aside the thought that the/ sacred memories clustering round this historic sea-/-son, would preclude the total performance of/ funeral rites. <text:s/>We may raise a voice of lament be-/cause of a loss, which is more than a domestic be-/-reavement. <text:s/>For, the estimable colleague of mine,/</text:span></text:p>
      <text:p text:style-name="P6"/>
      <text:p text:style-name="P6">[Page 2]</text:p>
      <text:p text:style-name="P6">whom death has torn away from loving surroundings,/ could have boasted of having continually dwelt [Hebrew]/ where learning might be acquired and again dis-/-seminated in turn far and wide./</text:p>
      <text:p text:style-name="P2"><text:soft-page-break/><text:span text:style-name="T2">I recall now the time, when I first saw my brother,/ whose demise is sorrowed for. <text:s/>In the afternoon of a/ Sabbath, nearly forty eight years ago, Abraham Pereira/ Mendes took his stand in the venerable Sehpard-/-ic Synagogue in London, where one with whom he/ was destined to become closely allied, filled the po-/-sition of "Reader"--a position which among the/ descendants of Menasseh Ben Israel, was never looked/ upon as unimportant. <text:s/>A </text:span><text:span text:style-name="T1">Shehach Zibbur</text:span><text:span text:style-name="T2">/ or leader in the Divine services, as the term/ implies, represented among Hispano-Portuguese Jews,/ a marked individuality--an official most essential/ in the house of God, where the faithful unitedly/ should offer their devotions under his guidance./ <text:s/>But in all reality David Aaron De Sola [Hebrew]/ [Hebrew] could prove himself vastly above the/ average of men, who performed the same functions,/ which he discharged with dignity. <text:s/>For a person/</text:span></text:p>
      <text:p text:style-name="P6"/>
      <text:p text:style-name="P6">[Page 3]</text:p>
      <text:p text:style-name="P6">of varied capacities he was; a Hebraist well versed/ in his people's literature; a linguist weilding[sic!]/ a facile pen in English and corresponding in fo-/-reign tongues with scholars abroad./</text:p>
      <text:p text:style-name="P2"><text:span text:style-name="T2">Abraham Pereira Mendes, the future son in law/ of the versatile-minded De Sola, was privileged/ to address the Congregation on the initial occasion/ that I met him in Bevis Marks and I unacquainted then with the vernacular heard that the youthful preacher acquitted himself creditably. <text:s/>Since/ then, privately and publicly he assiduously spread/ the knowledge of sacred lore among all who came/ within reach of his tuition. <text:s/>In the mother country/ and in the provinces, as a school preceptor or as presid-/-ent of an ecclesiastical Board, as </text:span><text:span text:style-name="T1">Hazan</text:span><text:span text:style-name="T2"> or </text:span><text:span text:style-name="T1">Darshan</text:span><text:span text:style-name="T2">/ he labored to one end; to broaden the field of religious/ culture, that our young progeny might grow firmly/ rooted in the ancestral Judaism, over the preservation/ of which the ancients vigilantly watched [Hebrew]/ [Hebrew]/ Bent upon that purpose, my colleague dis-/-covered that history is preeminently the mentor/</text:span></text:p>
      <text:p text:style-name="P6"/>
      <text:p text:style-name="P6">[Page 4]</text:p>
      <text:p text:style-name="P2"><text:span text:style-name="T2">counselling[sic!] a rising generation by experience, and/ he betook himself to the task both orally and/ by writings to raise pupils, familiar with the event-/-ful annals of Israel. <text:s/>The zealous minister and/ instructor modestly anticipated others, who/ have enlarged more upon that topic in the ver-/-nacular. <text:s/>Eager for the observance of doctrines/ and tenets, which I verily believe, he uniformly carried out, the/ catechist expounded the principles underlying/ the </text:span><text:span text:style-name="T1">Torah</text:span><text:span text:style-name="T2"> in a manual for the guidance of our/ children. <text:s/>And with the pen in hand, which/ might record the interposition of God in the check-/-ered life of the Hebrew nation, and the glories of/ God's inspired legislation, Abraham Pereira/ Mendes wore a clerical robe becomingly, never /suffering aught to tarnish its purity. <text:s/>There-/fore public esteem weaves now a crown of/ unfading flowers and lays it over this coffin./</text:span></text:p>
      <text:p text:style-name="P6"><text:tab/>Indeed, if the maxim of our Sages can afford/ a measure of comfort, if the Rabbinical dictum/ that [Hebrew], whosoever keeps/ sentry to prevent any encroachment upon the/</text:p>
      <text:p text:style-name="P6"/>
      <text:p text:style-name="P6">[Page 5]</text:p>
      <text:p text:style-name="P6">Sinain belief, his soul is celestially cared for;/ if such an aphorism, I say, can console the/ mourners, my friends must be solaced by the assur-/-ance that the consistent Israelite and promoter of/ knowledge, is now well guarded in bliss./</text:p>
      <text:p text:style-name="P2"><text:span text:style-name="T2">Still the Jewess who pledged her affections to Abraham/ Pereira Mendes, nearly half a century ago, the/ mother of his numerous offspring; the veritable/ companion of his existence, cannot suppress her/ grief, either by reason of ritual rules, or even by/ the reflection that [Hebrew] "Surely there/ is a spirit in man" and that [Hebrew]/ [Hebrew] the merciful Lord does not deny any/ of His creatures the reward due to their virtues./ <text:s/>The anguish created by the void is too deep to be/ allayed forthwith by any consideration. <text:s/>Inse-/parably the two had led a life of incorruptibility;/ in separably they strove to ensure for society mem-/-bers deserving of regard, by educating sons and/ daughters uprightly, so that they might become/ notably useful in their various callings. <text:s/>And to/ a person made keenly sensitive by </text:span><text:soft-page-break/><text:span text:style-name="T2">culture, by/</text:span></text:p>
      <text:p text:style-name="P6"/>
      <text:p text:style-name="P6">[Page 6]</text:p>
      <text:p text:style-name="P2"><text:span text:style-name="T2">refining surroundings and by the remembrance/ of a </text:span><text:span text:style-name="T3">dear</text:span><text:span text:style-name="T4"> conjugal past unmarred by disturbing causes, the loss </text:span><text:span text:style-name="T3">sustained by</text:span><text:span text:style-name="T4"> which Mrs/ Abraham Peirera Mendes has sustained is poignantly grievous./ <text:s/>I shall not attempt now that the dear dead lies/ unburied before her tear </text:span><text:span text:style-name="T3">obs</text:span><text:span text:style-name="T4"> dimmed vision, to offer/ words of sympathy, which might sound like/ hollow phrases. <text:s/>I turn to the children/ with an abiding confidence. <text:s/>They will gradually/ assuage the pain, which their mother endures./ <text:s/>They will bestrew her path with the sweets of/ filial love and united devotion. <text:s/>They will/ hallow the memory of their father by clinging ever/ nearer to the heart of her whom he fondly cherished./ <text:s/>And from the realms where the servant of Israel's God/ is imparadised, he will thus bestow on each of his/ sons and daughters the priestly benediction./</text:span></text:p>
      <text:p text:style-name="P7">May the Lord bless thee and keep thee in health./ <text:s/>May the Lord give thee light and understand right/ and graciously uphold thee therein. <text:s/>May the Lord look/ benignantly towards thee, so that peace, the summary of/ terrestrial joys, be thy portion. <text:s/>And so may it be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5T10:18:21.73</meta:creation-date>
    <dc:date>2012-11-15T11:55:46.90</dc:date>
    <meta:editing-duration>PT2M57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4" meta:paragraph-count="81" meta:word-count="1216" meta:character-count="7853"/>
  </office:meta>
</office:document-meta>
</file>